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ne_20_Column_5f_-outline1">
      <style:graphic-properties fo:min-height="8.884cm"/>
      <style:paragraph-properties style:writing-mode="lr-tb"/>
    </style:style>
    <style:style style:name="pr2" style:family="presentation" style:parent-style-name="One_20_Column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color="#ffff00" loext:opacity="100%"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  <style:text-properties fo:color="#ffff00" loext:opacity="100%" fo:font-size="40pt" style:font-size-asian="40pt" style:font-size-complex="40pt"/>
    </style:style>
    <style:style style:name="T1" style:family="text">
      <style:text-properties fo:color="#ffff00" loext:opacity="100%"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ne_20_Column_5f_" presentation:presentation-page-layout-name="AL1T1">
        <office:forms form:automatic-focus="false" form:apply-design-mode="false"/>
        <draw:frame presentation:style-name="pr1" draw:text-style-name="P1" draw:layer="layout" svg:width="28cm" svg:height="15.75cm" svg:x="0cm" svg:y="0cm" presentation:class="outline" presentation:user-transformed="true">
          <draw:text-box>
            <text:list text:style-name="L1">
              <text:list-header>
                <text:p text:style-name="P1"><text:span text:style-name="T1">Cubra-me com seu manto de amor Guarda-me na paz desse olhar</text:span></text:p>
                <text:p text:style-name="P1"><text:span text:style-name="T1">Cura-me as feridas e a dor me faz suportar Que as pedras do meu </text:span><text:span text:style-name="T1">caminho</text:span></text:p>
                <text:p text:style-name="P1"><text:span text:style-name="T1">Meus pés suportem pisar Mesmo ferido de espinhos me ajude a </text:span><text:span text:style-name="T1">passar</text:span></text:p>
                <text:p text:style-name="P1"><text:span text:style-name="T1">Se ficaram mágoas em mim Mãe tira do meu coração</text:span></text:p>
                <text:p text:style-name="P1"><text:span text:style-name="T1">E aqueles que eu fiz sofrer peço perdão Se eu curvar meu corpo na </text:span><text:span text:style-name="T1">dor</text:span></text:p>
                <text:p text:style-name="P1"><text:span text:style-name="T1">Me alivia o peso da cruz Interceda por mim minha mãe junto a Jesus</text:span></text:p>
                <text:p text:style-name="P1"><text:span text:style-name="T1">Nossa Senhora me dê a mão Cuida do meu coração</text:span></text:p>
                <text:p text:style-name="P1"><text:span text:style-name="T1">Da minha vida, do meu destino Nossa Senhora me dê a mão</text:span></text:p>
                <text:p text:style-name="P1"><text:span text:style-name="T1">Cuida do meu coração Da minha vida, do meu destino</text:span></text:p>
                <text:p text:style-name="P1"><text:span text:style-name="T1">Do meu caminho Cuida de mim</text:span></text:p>
                <text:p text:style-name="P1"><text:span text:style-name="T1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42.499cm" svg:x="2.1cm" svg:y="14.107cm" presentation:class="notes" presentation:user-transformed="true">
            <draw:text-box>
              <text:p><text:s/>E</text:p>
              <text:p>Cubra-me com seu manto de amor</text:p>
              <text:p>Guarda-me na paz desse olhar</text:p>
              <text:p><text:s text:c="23"/>E7 <text:s text:c="11"/>F#m7</text:p>
              <text:p>Cura-me as feridas e a dor me faz suportar</text:p>
              <text:p>Que as pedras do meu caminho</text:p>
              <text:p><text:s text:c="5"/>B7</text:p>
              <text:p>Meus pés suportem pisar</text:p>
              <text:p><text:s/>F#m7 <text:s text:c="14"/>B7 <text:s text:c="17"/>E</text:p>
              <text:p>Mesmo ferido de espinhos me ajude a passar</text:p>
              <text:p>Se ficaram mágoas em mim</text:p>
              <text:p>Mãe tira do meu coração</text:p>
              <text:p><text:s text:c="27"/>E7 <text:s text:c="7"/>A</text:p>
              <text:p>E aqueles que eu fiz sofrer peço perdão</text:p>
              <text:p><text:s text:c="26"/>Am</text:p>
              <text:p>Se eu curvar meu corpo na dor</text:p>
              <text:p><text:s text:c="2"/>E</text:p>
              <text:p>Me alivia o peso da cruz</text:p>
              <text:p><text:s text:c="3"/>F#m7 <text:s text:c="16"/>B7 <text:s text:c="12"/>E <text:s text:c="3"/>B7</text:p>
              <text:p>Interceda por mim minha mãe junto a Jesus</text:p>
              <text:p>E</text:p>
              <text:p>Nossa Senhora me de a mão</text:p>
              <text:p>Cuida do meu coração</text:p>
              <text:p><text:s text:c="11"/>F#m7 B7 <text:s text:c="6"/>E <text:s text:c="4"/>B7</text:p>
              <text:p>Da minha vida do meu destino</text:p>
              <text:p>E</text:p>
              <text:p>Nossa Senhora me dê a mão</text:p>
              <text:p>Cuida do meu coração</text:p>
              <text:p><text:s text:c="11"/>F#m7 B7 <text:s text:c="8"/>E <text:s text:c="2"/>C#m7</text:p>
              <text:p>Da minha vida do meu destino</text:p>
              <text:p><text:s text:c="10"/>F#m7 <text:s text:c="2"/>B7</text:p>
              <text:p>Do meu caminho</text:p>
              <text:p><text:s text:c="11"/>E <text:s/>B7</text:p>
              <text:p>Cuida de mim</text:p>
              <text:p>E</text:p>
              <text:p>Sempre que o meu pranto rolar</text:p>
              <text:p>Ponha sobre mim suas mãos</text:p>
              <text:p><text:s text:c="22"/>E7 <text:s text:c="11"/>F#m7</text:p>
              <text:p>Aumenta minha fé e acalma o meu coração</text:p>
              <text:p>Grande é a procissão a pedir</text:p>
              <text:p>B7</text:p>
              <text:p>A misericórdia o perdão</text:p>
              <text:p><text:s text:c="3"/>F#m7 <text:s text:c="16"/>B7 <text:s text:c="9"/>E</text:p>
              <text:p>A cura do corpo e pra alma a salvação</text:p>
              <text:p>Pobres pecadores oh mãe</text:p>
              <text:p>Tão necessitados de vós</text:p>
              <text:p><text:s text:c="24"/>E7 <text:s text:c="8"/>A</text:p>
              <text:p>Santa Mãe de Deus tem piedade de nós</text:p>
              <text:p><text:s text:c="23"/>Am</text:p>
              <text:p>De joelhos aos vossos pés</text:p>
              <text:p><text:s text:c="3"/>E</text:p>
              <text:p>Estendei a nós vossas mãos</text:p>
              <text:p><text:s text:c="2"/>F#m7 <text:s text:c="21"/>B7 <text:s text:c="12"/>E <text:s text:c="3"/>B7</text:p>
              <text:p>Rogai por todos nós vossos filhos meus irmãos</text:p>
            </draw:text-box>
          </draw:frame>
        </presentation:notes>
      </draw:page>
      <draw:page draw:name="page2" draw:style-name="dp1" draw:master-page-name="One_20_Column_5f_" presentation:presentation-page-layout-name="AL1T1">
        <office:forms form:automatic-focus="false" form:apply-design-mode="false"/>
        <draw:frame presentation:style-name="pr1" draw:text-style-name="P1" draw:layer="layout" svg:width="28cm" svg:height="15.75cm" svg:x="0cm" svg:y="0cm" presentation:class="outline" presentation:user-transformed="true">
          <draw:text-box>
            <text:list text:style-name="L1">
              <text:list-header>
                <text:p text:style-name="P1"><text:span text:style-name="T1">Sempre que o meu pranto rolar Ponha sobre mim suas mãos</text:span></text:p>
                <text:p text:style-name="P1"><text:span text:style-name="T1">Aumenta minha fé e acalma o meu coração Grande é a procissão a </text:span><text:span text:style-name="T1">pedir</text:span></text:p>
                <text:p text:style-name="P1"><text:span text:style-name="T1">A misericórdia o perdão A cura do corpo e pra alma a salvação</text:span></text:p>
                <text:p text:style-name="P1"><text:span text:style-name="T1">Pobres pecadores oh mãe Tão necessitados de vós</text:span></text:p>
                <text:p text:style-name="P1"><text:span text:style-name="T1">Santa Mãe de Deus tem piedade de nós De joelhos aos vossos pés</text:span></text:p>
                <text:p text:style-name="P1"><text:span text:style-name="T1">Estendei a nós vossas mãos Rogai por todos nós vossos filhos meus </text:span><text:span text:style-name="T1">irmãos</text:span></text:p>
                <text:p text:style-name="P1"><text:span text:style-name="T1">Nossa Senhora me dê a mão Cuida do meu coração</text:span></text:p>
                <text:p text:style-name="P3"><text:span text:style-name="T1">Da minha vida, do meu destino Nossa Senhora me dê a mão</text:span></text:p>
                <text:p text:style-name="P3"><text:span text:style-name="T1">Cuida do meu coração Da minha vida, do meu destino</text:span></text:p>
                <text:p text:style-name="P3"><text:span text:style-name="T1">Do meu caminho Cuida de mim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42.499cm" svg:x="2.1cm" svg:y="14.107cm" presentation:class="notes" presentation:user-transformed="true">
            <draw:text-box>
              <text:p><text:s/>E</text:p>
              <text:p>Cubra-me com seu manto de amor</text:p>
              <text:p>Guarda-me na paz desse olhar</text:p>
              <text:p><text:s text:c="23"/>E7 <text:s text:c="11"/>F#m7</text:p>
              <text:p>Cura-me as feridas e a dor me faz suportar</text:p>
              <text:p>Que as pedras do meu caminho</text:p>
              <text:p><text:s text:c="5"/>B7</text:p>
              <text:p>Meus pés suportem pisar</text:p>
              <text:p><text:s/>F#m7 <text:s text:c="14"/>B7 <text:s text:c="17"/>E</text:p>
              <text:p>Mesmo ferido de espinhos me ajude a passar</text:p>
              <text:p>Se ficaram mágoas em mim</text:p>
              <text:p>Mãe tira do meu coração</text:p>
              <text:p><text:s text:c="27"/>E7 <text:s text:c="7"/>A</text:p>
              <text:p>E aqueles que eu fiz sofrer peço perdão</text:p>
              <text:p><text:s text:c="26"/>Am</text:p>
              <text:p>Se eu curvar meu corpo na dor</text:p>
              <text:p><text:s text:c="2"/>E</text:p>
              <text:p>Me alivia o peso da cruz</text:p>
              <text:p><text:s text:c="3"/>F#m7 <text:s text:c="16"/>B7 <text:s text:c="12"/>E <text:s text:c="3"/>B7</text:p>
              <text:p>Interceda por mim minha mãe junto a Jesus</text:p>
              <text:p>E</text:p>
              <text:p>Nossa Senhora me de a mão</text:p>
              <text:p>Cuida do meu coração</text:p>
              <text:p><text:s text:c="11"/>F#m7 B7 <text:s text:c="6"/>E <text:s text:c="4"/>B7</text:p>
              <text:p>Da minha vida do meu destino</text:p>
              <text:p>E</text:p>
              <text:p>Nossa Senhora me dê a mão</text:p>
              <text:p>Cuida do meu coração</text:p>
              <text:p><text:s text:c="11"/>F#m7 B7 <text:s text:c="8"/>E <text:s text:c="2"/>C#m7</text:p>
              <text:p>Da minha vida do meu destino</text:p>
              <text:p><text:s text:c="10"/>F#m7 <text:s text:c="2"/>B7</text:p>
              <text:p>Do meu caminho</text:p>
              <text:p><text:s text:c="11"/>E <text:s/>B7</text:p>
              <text:p>Cuida de mim</text:p>
              <text:p>E</text:p>
              <text:p>Sempre que o meu pranto rolar</text:p>
              <text:p>Ponha sobre mim suas mãos</text:p>
              <text:p><text:s text:c="22"/>E7 <text:s text:c="11"/>F#m7</text:p>
              <text:p>Aumenta minha fé e acalma o meu coração</text:p>
              <text:p>Grande é a procissão a pedir</text:p>
              <text:p>B7</text:p>
              <text:p>A misericórdia o perdão</text:p>
              <text:p><text:s text:c="3"/>F#m7 <text:s text:c="16"/>B7 <text:s text:c="9"/>E</text:p>
              <text:p>A cura do corpo e pra alma a salvação</text:p>
              <text:p>Pobres pecadores oh mãe</text:p>
              <text:p>Tão necessitados de vós</text:p>
              <text:p><text:s text:c="24"/>E7 <text:s text:c="8"/>A</text:p>
              <text:p>Santa Mãe de Deus tem piedade de nós</text:p>
              <text:p><text:s text:c="23"/>Am</text:p>
              <text:p>De joelhos aos vossos pés</text:p>
              <text:p><text:s text:c="3"/>E</text:p>
              <text:p>Estendei a nós vossas mãos</text:p>
              <text:p><text:s text:c="2"/>F#m7 <text:s text:c="21"/>B7 <text:s text:c="12"/>E <text:s text:c="3"/>B7</text:p>
              <text:p>Rogai por todos nós vossos filhos meus irmãos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2T10:32:04.604009089</meta:creation-date>
    <meta:editing-duration>PT9M19S</meta:editing-duration>
    <meta:editing-cycles>2</meta:editing-cycles>
    <meta:generator>LibreOffice/7.3.7.2$Linux_X86_64 LibreOffice_project/30$Build-2</meta:generator>
    <dc:title>Portfolio</dc:title>
    <dc:date>2023-10-12T10:41:22.903011786</dc:date>
    <meta:document-statistic meta:object-count="79"/>
  </office:meta>
</office:document-meta>
</file>